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fc766" officeooo:paragraph-rsid="000fc766" style:font-size-asian="14pt" style:font-size-complex="14pt"/>
    </style:style>
    <style:style style:name="P2" style:family="paragraph" style:parent-style-name="Standard">
      <style:text-properties fo:font-size="14pt" officeooo:rsid="000fc766" officeooo:paragraph-rsid="00104709" style:font-size-asian="14pt" style:font-size-complex="14pt"/>
    </style:style>
    <style:style style:name="P3" style:family="paragraph" style:parent-style-name="Standard">
      <style:text-properties fo:font-size="14pt" officeooo:rsid="00104709" officeooo:paragraph-rsid="00104709" style:font-size-asian="14pt" style:font-size-complex="14pt"/>
    </style:style>
    <style:style style:name="P4" style:family="paragraph" style:parent-style-name="Standard">
      <style:text-properties fo:font-size="14pt" officeooo:rsid="001458ec" officeooo:paragraph-rsid="001458ec" style:font-size-asian="14pt" style:font-size-complex="14pt"/>
    </style:style>
    <style:style style:name="P5" style:family="paragraph" style:parent-style-name="Standard">
      <style:text-properties fo:font-size="14pt" officeooo:rsid="001458ec" officeooo:paragraph-rsid="0016659a" style:font-size-asian="14pt" style:font-size-complex="14pt"/>
    </style:style>
    <style:style style:name="T1" style:family="text">
      <style:text-properties officeooo:rsid="00104709"/>
    </style:style>
    <style:style style:name="T2" style:family="text">
      <style:text-properties officeooo:rsid="001665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0_1333397853"/>time cat test10k.txt | as2<text:bookmark-end text:name="__DdeLink__0_1333397853"/></text:p>
      <text:p text:style-name="P3"><text:bookmark-start text:name="__DdeLink__8_1333397853"/>time cat test480k.txt | as2<text:bookmark-end text:name="__DdeLink__8_1333397853"/></text:p>
      <text:p text:style-name="P3"><text:bookmark-start text:name="__DdeLink__10_1333397853"/><text:bookmark-start text:name="__DdeLink__28_657095814"/>time cat test20k.txt | as2<text:bookmark-end text:name="__DdeLink__10_1333397853"/><text:bookmark-end text:name="__DdeLink__28_657095814"/></text:p>
      <text:p text:style-name="P3"/>
      <text:p text:style-name="P2"><text:bookmark-start text:name="__DdeLink__0_13333978531"/>time cat test10k.txt | as2<text:bookmark-end text:name="__DdeLink__0_13333978531"/><text:span text:style-name="T1">demo</text:span></text:p>
      <text:p text:style-name="P3">time cat test480k.txt | as2demo</text:p>
      <text:p text:style-name="P3">time cat test20k.txt | as2demo</text:p>
      <text:p text:style-name="P3"/>
      <text:p text:style-name="P4"><text:bookmark-start text:name="__DdeLink__31_2010589609"/>time cat yes.txt | as2</text:p>
      <text:p text:style-name="P4">time cat no.txt | as2<text:bookmark-end text:name="__DdeLink__31_2010589609"/></text:p>
      <text:p text:style-name="P4"/>
      <text:p text:style-name="P5">time cat <text:span text:style-name="T2">test1000_no_prime</text:span>.txt | as2demo</text:p>
      <text:p text:style-name="P5">time cat <text:span text:style-name="T2">test1000_has_prime</text:span>.txt | as2demo</text:p>
      <text:p text:style-name="P5"/>
      <text:p text:style-name="P5">time cat <text:span text:style-name="T2">test1000_no_prime</text:span>.txt | as2</text:p>
      <text:p text:style-name="P5">time cat <text:span text:style-name="T2">test1000_has_prime</text:span>.txt | as2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1:16:41.780059066</meta:creation-date>
    <dc:date>2017-04-01T23:25:06.476944606</dc:date>
    <meta:editing-duration>PT22M2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60" meta:character-count="367" meta:non-whitespace-character-count="319"/>
  </office:meta>
</office:document-meta>
</file>